
<file path=META-INF/manifest.xml><?xml version="1.0" encoding="utf-8"?>
<manifest:manifest xmlns:manifest="urn:oasis:names:tc:opendocument:xmlns:manifest:1.0" manifest:version="1.2">
  <manifest:file-entry manifest:media-type="application/vnd.oasis.opendocument.spreadsheet" manifest:version="1.2" manifest:full-path="/"/>
  <manifest:file-entry manifest:media-type="image/png" manifest:full-path="Thumbnails/thumbnail.png"/>
  <manifest:file-entry manifest:media-type="text/xml" manifest:full-path="settings.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content.xml"/>
  <manifest:file-entry manifest:media-type="text/xml" manifest:full-path="style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office:version="1.2">
  <office:scripts/>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0.7752in"/>
    </style:style>
    <style:style style:name="co2" style:family="table-column">
      <style:table-column-properties fo:break-before="auto" style:column-width="0.8925in"/>
    </style:style>
    <style:style style:name="ro1" style:family="table-row">
      <style:table-row-properties style:row-height="0.1665in" fo:break-before="auto" style:use-optimal-row-height="true"/>
    </style:style>
    <style:style style:name="ro2" style:family="table-row">
      <style:table-row-properties style:row-height="2.211in" fo:break-before="auto" style:use-optimal-row-height="true"/>
    </style:style>
    <style:style style:name="ro3" style:family="table-row">
      <style:table-row-properties style:row-height="2.3571in" fo:break-before="auto" style:use-optimal-row-height="true"/>
    </style:style>
    <style:style style:name="ro4" style:family="table-row">
      <style:table-row-properties style:row-height="3.0882in" fo:break-before="auto" style:use-optimal-row-height="true"/>
    </style:style>
    <style:style style:name="ro5" style:family="table-row">
      <style:table-row-properties style:row-height="1.772in" fo:break-before="auto" style:use-optimal-row-height="true"/>
    </style:style>
    <style:style style:name="ro6" style:family="table-row">
      <style:table-row-properties style:row-height="2.0646in" fo:break-before="auto" style:use-optimal-row-height="true"/>
    </style:style>
    <style:style style:name="ro7" style:family="table-row">
      <style:table-row-properties style:row-height="3.5264in" fo:break-before="auto" style:use-optimal-row-height="true"/>
    </style:style>
    <style:style style:name="ro8" style:family="table-row">
      <style:table-row-properties style:row-height="2.5035in" fo:break-before="auto" style:use-optimal-row-height="true"/>
    </style:style>
    <style:style style:name="ro9" style:family="table-row">
      <style:table-row-properties style:row-height="1.9189in" fo:break-before="auto" style:use-optimal-row-height="true"/>
    </style:style>
    <style:style style:name="ro10" style:family="table-row">
      <style:table-row-properties style:row-height="2.9417in" fo:break-before="auto" style:use-optimal-row-height="true"/>
    </style:style>
    <style:style style:name="ro11" style:family="table-row">
      <style:table-row-properties style:row-height="1.3339in" fo:break-before="auto" style:use-optimal-row-height="true"/>
    </style:style>
    <style:style style:name="ro12" style:family="table-row">
      <style:table-row-properties style:row-height="2.7957in" fo:break-before="auto" style:use-optimal-row-height="true"/>
    </style:style>
    <style:style style:name="ro13" style:family="table-row">
      <style:table-row-properties style:row-height="1.4799in" fo:break-before="auto" style:use-optimal-row-height="true"/>
    </style:style>
    <style:style style:name="ta1" style:family="table" style:master-page-name="Default">
      <style:table-properties table:display="true" style:writing-mode="lr-tb"/>
    </style:style>
    <style:style style:name="ce1" style:family="table-cell" style:parent-style-name="Default">
      <style:table-cell-properties fo:wrap-option="wrap"/>
      <style:text-properties style:use-window-font-color="true" style:text-outline="false" style:text-line-through-style="none" style:font-name="Times New Roman" fo:font-size="10pt" fo:language="en" fo:country="none" fo:font-style="normal" fo:text-shadow="none" style:text-underline-style="none" fo:font-weight="normal" style:text-underline-mode="continuous" style:text-overline-mode="continuous" style:text-line-through-mode="continuous" style:font-name-asian="Arial Unicode M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table table:name="dk" table:style-name="ta1" table:print="false">
        <table:table-column table:style-name="co1" table:default-cell-style-name="Default"/>
        <table:table-row table:style-name="ro1">
          <table:table-cell office:value-type="string">
            <text:p>description</text:p>
          </table:table-cell>
        </table:table-row>
        <table:table-row table:style-name="ro1">
          <table:table-cell office:value-type="string">
            <text:p>Find en ny [DEVICE] rem i dag, eller få et ekstra, så du kan skifte imellem forskellige. En urrem kan give dit smartwatch et helt nyt look, og matche din egen personlige stil.</text:p>
          </table:table-cell>
        </table:table-row>
        <table:table-row table:style-name="ro1">
          <table:table-cell office:value-type="string">
            <text:p>Stort udvalg af [DEVICE] urremme. Hvis din stil er sporty eller klassisk, så kan du med garanti finde en urrem, der passer netop dig. Bestil inden. kl. 15 og vi sender hjem til dig i dag.</text:p>
          </table:table-cell>
        </table:table-row>
        <table:table-row table:style-name="ro1">
          <table:table-cell office:value-type="string">
            <text:p>Vi har altid den urrem, som du mangler til [DEVICE]. Bestiller du får mere end 199kr, så &lt;b&gt;betaler vi fragten&lt;/b&gt;. Så fyld kurven op! Går du til kassen inden kl. 15, så sender vi din ordre afsted samme dag.</text:p>
          </table:table-cell>
        </table:table-row>
        <table:table-row table:style-name="ro1">
          <table:table-cell office:value-type="string">
            <text:p>Velkommen til et godt udvalg af [DEVICE] urremme. Fylder du kurven for mere end 199kroner, så får du &lt;b&gt;gratis levering.&lt;/b&gt;.</text:p>
          </table:table-cell>
        </table:table-row>
        <table:table-row table:style-name="ro1">
          <table:table-cell office:value-type="string">
            <text:p>Danmarks Bedste Udvalg af [DEVICE] urremme. Den rem du leder efter finder du her på siden. Vi har i mange forskellige materialer og stilarter. Find den urrem du mangler i dag!</text:p>
          </table:table-cell>
        </table:table-row>
        <table:table-row table:style-name="ro1">
          <table:table-cell office:value-type="string">
            <text:p>Leder du efter en ny [DEVICE] urrem? Så er du kommet til det rigtige sted! Vi har et hav af remme. Du finder &lt;b&gt;Danmarks største udvalg&lt;/b&gt;, til at priser der er til at betale. Køb netop den rem, der passer perfekt ind til din livsstil. Husk at fylder du kurven for mere end 199KR, så betaler vi forsendelsen.</text:p>
          </table:table-cell>
        </table:table-row>
        <table:table-row table:style-name="ro1">
          <table:table-cell office:value-type="string">
            <text:p>De bedste urremme til [DEVICE]. Mangler du en ny rem til løbeturen eller når du skal til møde? Vi tilbyder alle slags remme, der passer til dig og dit smartwatch. &lt;b&gt;Gratis Fragt&lt;/b&gt; ved køb for mere end 199kr.</text:p>
          </table:table-cell>
        </table:table-row>
        <table:table-row table:style-name="ro1">
          <table:table-cell office:value-type="string">
            <text:p>Er det på tide at udskifte remmen? Du finder et vælg af &lt;b&gt;[DEVICE] urremme&lt;/b&gt; her hos Danmarks største udvalg.</text:p>
          </table:table-cell>
        </table:table-row>
        <table:table-row table:style-name="ro1">
          <table:table-cell office:value-type="string">
            <text:p>Mangler du en elegant eller behagelig [DEVICE] urrem? Så er du heldig at du er landet hos os! Hos urrem.dk finder du Danmarks Største Udvalg af [DEVICE] remme.</text:p>
          </table:table-cell>
        </table:table-row>
        <table:table-row table:style-name="ro1">
          <table:table-cell office:value-type="string">
            <text:p>Gør dit [DEVICE] ur mere personlig med et ny rem. Vi har et stort udvalg af alle slags urremme med perfekt pasform.</text:p>
          </table:table-cell>
        </table:table-row>
        <table:table-row table:style-name="ro1">
          <table:table-cell office:value-type="string">
            <text:p>Har du brug for en [DEVICE] urrem, så er du landet på det helt rigtige sted. Vi har et kæmpe udvalg af remme i forskellige farver og materialer.</text:p>
          </table:table-cell>
        </table:table-row>
        <table:table-row table:style-name="ro1">
          <table:table-cell office:value-type="string">
            <text:p>Skal du bruge en ny [DEVICE] urrem til enten træning eller hverdagen, så har vi heldigvis et hav af forskellige remme, som du kan vælge imellem.</text:p>
          </table:table-cell>
        </table:table-row>
        <table:table-row table:style-name="ro1">
          <table:table-cell office:value-type="string">
            <text:p>Vil du gøre dit smartwatch mere personligt? Vi har et stort sortiment af alle slags [DEVICE] urremme, du finder remmene i massevis af farver og materialer. Så kan du finde netop den urrem, som du går og leder efter.</text:p>
          </table:table-cell>
        </table:table-row>
        <table:table-row table:style-name="ro1">
          <table:table-cell office:value-type="string">
            <text:p>Mangler du en ny [DEVICE] urrem? Så kan vi hjælpe dig. Vi har det største udvalg af urremme i Danmark.</text:p>
          </table:table-cell>
        </table:table-row>
        <table:table-row table:style-name="ro1">
          <table:table-cell office:value-type="string">
            <text:p>Her har du hele vores udvalg af remme til [DEVICE]. Med en ny urrem kan du gøre dit smartwatch mere personlig. De er nemme at udskifte, så du kan også fylde skuffen med forskellige urremme og udskifte dem efter behov. Køber du får mere end 199,- så leverer vi kvit og frit.</text:p>
          </table:table-cell>
        </table:table-row>
        <table:table-row table:style-name="ro1">
          <table:table-cell office:value-type="string">
            <text:p>Enormt udvalg af urremme til [DEVICE] . Vi har helt sikkert en rem, som du kan bruge.</text:p>
          </table:table-cell>
        </table:table-row>
        <table:table-row table:style-name="ro1">
          <table:table-cell office:value-type="string">
            <text:p>Her kan du finde en ny [DEVICE] urrem. Du er heldigvis landet på danmarks største udvalg af smartwatch remme, så du kan helt sikkert finde noget du kan bruge.</text:p>
          </table:table-cell>
        </table:table-row>
      </table:table>
      <table:table table:name="se" table:style-name="ta1" table:print="false">
        <table:table-column table:style-name="co2" table:default-cell-style-name="ce1"/>
        <table:table-row table:style-name="ro1">
          <table:table-cell table:style-name="Default" office:value-type="string">
            <text:p>description</text:p>
          </table:table-cell>
        </table:table-row>
        <table:table-row table:style-name="ro2">
          <table:table-cell office:value-type="string">
            <text:p>Hitta ett nytt [DEVICE] klockarmband idag, eller skaffa dig ett extra, om du vill ha några att byta mellan. Ett armband kan ge din smartklocka en helt ny look, och hjälper dig matcha din stil.</text:p>
          </table:table-cell>
        </table:table-row>
        <table:table-row table:style-name="ro3">
          <table:table-cell office:value-type="string">
            <text:p>Stort urval av [DEVICE] klockarmband. Oavsett om din stil är mer sportig eller klassisk, så har vi garanterat någonting som passar dig. Om du beställer innan klockan 15:00 så skickas din beställning samma dag. </text:p>
          </table:table-cell>
        </table:table-row>
        <table:table-row table:style-name="ro4">
          <table:table-cell office:value-type="string">
            <text:p>Vi har det klockarmband som du saknar till din [DEVICE]. När du beställer för mer än 199kr &lt;b&gt;bjuder vi på frakten&lt;/b&gt;, så passa på att fylla varukorgen. Om du beställer innan klockan 15:00 så skickas dessutom din beställning samma dag. </text:p>
          </table:table-cell>
        </table:table-row>
        <table:table-row table:style-name="ro5">
          <table:table-cell office:value-type="string">
            <text:p>Välkommen till ett stort urval av [DEVICE] klockarmband. När du fyller varukorgen med produkter för mer än 199kr så får du &lt;b&gt;gratis frakt.&lt;/b&gt;</text:p>
          </table:table-cell>
        </table:table-row>
        <table:table-row table:style-name="ro6">
          <table:table-cell office:value-type="string">
            <text:p>Sveriges Bästa Urval av [DEVICE] klockarmband. Det klockarmband du letat efter finns här. Vi har massa olika material och stilar. Hitta armbandet du letat efter idag. </text:p>
          </table:table-cell>
        </table:table-row>
        <table:table-row table:style-name="ro7">
          <table:table-cell office:value-type="string">
            <text:p>Letar du efter ett nytt [DEVICE] klockarmband? Då har du kommit helt rätt! Vi har så många olika klockarmband att vårt lager svämmar över. Här hittar du &lt;b&gt;Sveriges största utbud&lt;/b&gt; till priser som passar både dig och din plånbok. När du handlar för mer än 199kr så bjuder vi dessutom på frakten. </text:p>
          </table:table-cell>
        </table:table-row>
        <table:table-row table:style-name="ro8">
          <table:table-cell office:value-type="string">
            <text:p>De bästa klockarmbanden till [DEVICE]. Saknar du ett nytt armband till gymmet eller mötet? Vi har alla olika typer av klockarmband, oavsett tillfälle eller aktivitet. &lt;b&gt;Gratis frakt&lt;/b&gt; vid köp för mer än 199kr. </text:p>
          </table:table-cell>
        </table:table-row>
        <table:table-row table:style-name="ro5">
          <table:table-cell office:value-type="string">
            <text:p>Är det dags att byta ut ditt gamla klockarmband? Du hittar ett stort urval av &lt;b&gt;[DEVICE] klockarmband&lt;/b&gt; här i Sveriges bredaste sortiment. </text:p>
          </table:table-cell>
        </table:table-row>
        <table:table-row table:style-name="ro3">
          <table:table-cell office:value-type="string">
            <text:p>Saknar du ett elegant och bekvämt [DEVICE] klockarmband? Då är det väldigt bra att du har hamnat hos oss! Här hos klockarmband.se hittar du Sveriges största utbud av [DEVICE] armband. </text:p>
          </table:table-cell>
        </table:table-row>
        <table:table-row table:style-name="ro5">
          <table:table-cell office:value-type="string">
            <text:p>Gör din [DEVICE] lite mer personlig med ett nytt klockarmband. Vi har ett stort urval av alla möjliga armband, alla med perfekt och skön passform. </text:p>
          </table:table-cell>
        </table:table-row>
        <table:table-row table:style-name="ro9">
          <table:table-cell office:value-type="string">
            <text:p>Om du är i behov av ett nytt [DEVICE] klockarmband, så har du hamnat på rätt ställe. Vi har ett enormt utbud av armband i alla möjliga färger, material och stilar. </text:p>
          </table:table-cell>
        </table:table-row>
        <table:table-row table:style-name="ro10">
          <table:table-cell office:value-type="string">
            <text:p>Oavsett om du vill ha ett [DEVICE] klockarmband i löpspåret, på mötet, festen eller när du ligger hemma i soffan så har du kommit till rätt ställe! I Sveriges största utbud av armband till [DEVICE] kommer du garanterat hitta någonting som passar dig helt perfekt. </text:p>
          </table:table-cell>
        </table:table-row>
        <table:table-row table:style-name="ro3">
          <table:table-cell office:value-type="string">
            <text:p>Vill du göra din smartklocka lite mer personlig? Vi har ett brett sortiment av alla möjliga klockarmband till [DEVICE], så att du kan bläddra igenom massor med färger, material och stilar. </text:p>
          </table:table-cell>
        </table:table-row>
        <table:table-row table:style-name="ro11">
          <table:table-cell office:value-type="string">
            <text:p>Saknar du ett nytt [DEVICE] klockarmband? Då kan vi hjälpa dig. Vi har det största sortimentet av klockarmband i Sverige. </text:p>
          </table:table-cell>
        </table:table-row>
        <table:table-row table:style-name="ro12">
          <table:table-cell office:value-type="string">
            <text:p>Här hittar du hela vårt utbud av armband till [DEVICE], som gör din smartklocka mer personlig. Klockarmbanden är enkla att byta ut, så passa på om du gillar att ha flera att välja bland. När du beställer för mer än 199kr så levererar vi både snabbt och gratis. </text:p>
          </table:table-cell>
        </table:table-row>
        <table:table-row table:style-name="ro13">
          <table:table-cell office:value-type="string">
            <text:p>Enormt utbud av klockarmband till [DEVICE]. Vi har garanterat en, eller ett par, armband du både behöver och vill ha. </text:p>
          </table:table-cell>
        </table:table-row>
        <table:table-row table:style-name="ro3">
          <table:table-cell office:value-type="string">
            <text:p>Här kan du hitta ett nytt [DEVICE] klockarmband. Som tur är så har du hamnat på hemsidan med Sveriges största utbud av armband till smartklockor - så vi har garanterat någonting du både behöver och vill ha. </text:p>
          </table:table-cell>
        </table:table-row>
      </table:table>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office:version="1.2">
  <office:font-face-decls>
    <style:font-face style:name="Times New Roman" svg:font-family="'Times New Roman'" style:font-family-generic="roman" style:font-pitch="variable"/>
    <style:font-face style:name="Arial" svg:font-family="Arial" style:font-family-generic="swiss" style:font-pitch="variable"/>
    <style:font-face style:name="Arial Unicode MS" svg:font-family="'Arial Unicode MS'" style:font-family-generic="system" style:font-pitch="variable"/>
    <style:font-face style:name="Tahoma" svg:font-family="Tahoma" style:font-family-generic="system" style:font-pitch="variable"/>
  </office:font-face-decls>
  <office:styles>
    <style:default-style style:family="table-cell">
      <style:paragraph-properties style:tab-stop-distance="0.5in"/>
      <style:text-properties style:font-name="Arial" fo:language="en" fo:country="none" style:font-name-asian="Arial Unicode MS" style:language-asian="zh" style:country-asian="CN" style:font-name-complex="Tahoma" style:language-complex="hi" style:country-complex="IN"/>
    </style:default-style>
    <number:number-style style:name="N0">
      <number:number number:min-integer-digits="1"/>
    </number:number-style>
    <number:currency-style style:name="N117P0" style:volatile="true">
      <number:currency-symbol>$</number:currency-symbol>
      <number:number number:decimal-places="2" number:min-integer-digits="1" number:grouping="true"/>
    </number:currency-style>
    <number:currency-style style:name="N117">
      <style:text-properties fo:color="#ff0000"/>
      <number:text>-</number:text>
      <number:currency-symbol>$</number:currency-symbol>
      <number:number number:decimal-places="2" number:min-integer-digits="1" number:grouping="true"/>
      <style:map style:condition="value()&gt;=0" style:apply-style-name="N117P0"/>
    </number:currency-style>
    <style:style style:name="Default" style:family="table-cell">
      <style:text-properties style:font-name-complex="Arial Unicode MS"/>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17"/>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office:styles>
  <office:automatic-styles>
    <style:page-layout style:name="Mpm1">
      <style:page-layout-properties style:writing-mode="lr-tb"/>
      <style:header-style>
        <style:header-footer-properties fo:min-height="0.2957in" fo:margin-left="0in" fo:margin-right="0in" fo:margin-bottom="0.0984in"/>
      </style:header-style>
      <style:footer-style>
        <style:header-footer-properties fo:min-height="0.2957in" fo:margin-left="0in" fo:margin-right="0in" fo:margin-top="0.0984in"/>
      </style:footer-style>
    </style:page-layout>
    <style:page-layout style:name="Mpm2">
      <style:page-layout-properties style:writing-mode="lr-tb"/>
      <style:header-style>
        <style:header-footer-properties fo:min-height="0.2957in" fo:margin-left="0in" fo:margin-right="0in" fo:margin-bottom="0.0984in" fo:border="0.0346in solid #000000" fo:padding="0.0071in" fo:background-color="#c0c0c0">
          <style:background-image/>
        </style:header-footer-properties>
      </style:header-style>
      <style:footer-style>
        <style:header-footer-properties fo:min-height="0.2957in" fo:margin-left="0in" fo:margin-right="0in" fo:margin-top="0.0984in" fo:border="0.0346in solid #000000" fo:padding="0.0071in"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 (<text:title>???</text:title>)</text:p>
        </style:region-left>
        <style:region-right>
          <text:p><text:date style:data-style-name="N2" text:date-value="2023-01-03">01/03/2023</text:date>, <text:time>11:23:37</text:time></text:p>
        </style:region-right>
      </style:header>
      <style:header-left style:display="false"/>
      <style:footer>
        <text:p>Page <text:page-number>1</text:page-number> /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dc:date>2023-01-03T11:23:37</dc:date>
    <meta:generator>OpenOffice/4.1.13$Unix OpenOffice.org_project/4113m1$Build-9810</meta:generator>
    <meta:editing-duration>PT1M27S</meta:editing-duration>
    <meta:editing-cycles>2</meta:editing-cycles>
    <meta:document-statistic meta:table-count="2" meta:cell-count="36" meta:object-count="0"/>
    <meta:user-defined meta:name=""/>
  </office:meta>
</office:document-meta>
</file>